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3"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Times New Roman1" fo:font-size="12pt" fo:font-style="normal" style:text-underline-style="none" fo:font-weight="bold" style:text-blinking="false" fo:background-color="transparent"/>
    </style:style>
    <style:style style:name="P4" style:family="paragraph" style:parent-style-name="Text_20_body">
      <style:paragraph-properties fo:margin-top="0in" fo:margin-bottom="0in" style:contextual-spacing="false" fo:line-height="2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in" fo:margin-bottom="0in" style:contextual-spacing="false" fo:line-height="200%" fo:text-indent="0.5in" style:auto-text-indent="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5d41b908-35d6-5f95-feb2-0a57c181746f"/>Plant biodiversity as a mediator of disturbance effects on carbon storage in boreal Alaskan lakes</text:p>
      <text:p text:style-name="Text_20_body"/>
      <text:p text:style-name="P3">Introduction</text:p>
      <text:p text:style-name="P4"><text:tab/>At high latitudes, the effects of climate warming are expected to include increasingly frequent and intense disturbances (Soja et al. 2007). In boreal ecosystems, the primary disturbance agent is wildfire, which is a major determinant of community composition, successional dynamics and organic carbon (C) stocks (Balshi et al. 2007; Jonsson and Wardle 2010; O'Donnell et al. 2011). Warming has also been linked to reductions in lake size and abundance throughout boreal Alaska and the circumpolar north over the last 50 years (Roach et al. 2011). Lake shrinkage has been particularly pronounced in Alaskan National Wildlife Refuge lands, which contain thousands of lakes and wetlands that have been set aside to preserve their "biological integrity, diversity and health" (Meretsky et al. 2006). Shrinking trends vary across the state, but some boreal Alaskan refuges have lost an average of 3% of their surface water per year since 1980 (Roach et al. 2013). Lakes are more likely to have dried in areas that have burned in recent decades, which suggests that shrinking trends are partially an effect of changing fire regimes (Roach et al. 2013), but sustained lake shrinkage could be an important new influence on ecosystem dynamics in the surrounding landscape (Riordan et al. 2006).</text:p>
      <text:p text:style-name="P5">Boreal lakes have strong hydrological ties with lake-margin wetlands, indicating that lake shrinkage should be associated with losses in wetland area (Whitehouse and Bayley 2005). Lakes and lake-margin wetlands provide critical breeding habitat for North American waterfowl, and reductions in their abundance are projected to drive local and regional declines in waterfowl diversity (Roach and Griffith 2015). Lakes and wetlands also contain the majority of all boreal organic carbon, one of the largest organic carbon pools in the world (Benoy et al. 2007). A significant fraction of this C can be found in surface organic layers, which are composed of partially decomposed vegetation, or peat (Gorham 1991). Peat layers are strongly affected by the accumulation, death, and decomposition of aboveground biomass (AGB; Chapin et al. 2009; Conti and Díaz 2013), which also functions as a <text:soft-page-break/>source of forage and/or cover for wildlife. The rate of AGB production is parabolically related to soil moisture, and peat accumulation is also driven by a combination of low temperatures and saturated, anoxic soils, which impede decomposition (Gorham 1991; McGuire and Anderson 2009). In other words, lake shrinkage and associated reductions in soil moisture have the potential to affect C budgets above and below ground. </text:p>
      <text:p text:style-name="P5">Shrinking lakes may also have more subtle effects on wetland communities. Boreal wetlands are local plant biodiversity hotspots, including species and growth forms that cannot be found in more abundant upland forest habitat (Whitehouse and Bayley 2005). Plant species diversity could increase in response to lake shrinkage as lake-margin wetlands expand into newly exposed bare soil, but local species losses could also occur as lake shrinkage changes the soil moisture, pH, and other physical variables that govern growing conditions within existing communities. The extent of the effect of lake shrinking on plant diversity is unknown, partly because plant diversity is a much lower management priority than the maintenance of wildlife populations and their habitat (USFWS 1987).</text:p>
      <text:p text:style-name="P4">Plant diversity and community composition may be undervalued in boreal Alaskan wetlands, because plant traits (such as woodiness, relative growth rate, and specific leaf area) can control ecosystem properties like C storage, as well as their sensitivity to disturbance (Díaz et al. 2007; Cadotte et al. 2011). The ecological significance of this diversity can be captured by characterizing plant communities in terms of functional diversity, which is the distribution of functionally important species and traits (Tilman 2001; see Table 1 for examples of functional traits). Functional diversity encompasses three components: (1) the relative abundance of individual traits (functional composition), (2) the variation in trait values (functional divergence, sometimes referred to as functional diversity in other studies; Mason et al. 2005), and (3) the distribution of 'idiosyncratic species' that possess unique trait assemblages and may have effects on ecosystem function that are disproportionate to their abundance (Conti and Díaz 2013).</text:p>
      <text:p text:style-name="P4"><text:tab/>Understanding plant communities by the basis of their functional diversity may be key to <text:soft-page-break/>improving predictions of C storage in boreal Alaskan wetlands under changing disturbance regimes. Wildfires can rapidly remove massive amounts of C stored in soils and plant biomass, while reduced soil moisture due to lake shrinkage could accelerate decomposition of soil organic matter and reduce the potential for it to re-accumulate (Schimel et al. 2011). However, C cycling may also be related to plant functional traits (De Deyn et al. 2008; Conti and Díaz 2013). For example, rates of plant growth and biomass production are major determinants of soil organic matter accumulation, while woodiness and tissue nutrient contents regulate litter decomposition and accumulation (De Deyn et al. 2008). In addition, plant traits can moderate the effects of disturbance by controlling the level of plant mortality that occurs after a disturbance event and the rate of recovery by the plant community (Conti and Díaz 2013).</text:p>
      <text:p text:style-name="P4"><text:tab/>There are two primary hypotheses that link functional diversity to C storage. According to the mass-balance hypothesis, ecosystem function is determined by the most abundant traits, or the traits of the most abundant species. This hypothesis predicts that functional composition and idiosyncratic species should be the best predictors of ecosystem processes related to the accumulation and breakdown of organic matter (Grime 1998). In contrast, the niche complementarity hypothesis predicts that processes like biomass production, and therefore inputs to soil C, will be maximized at high functional divergence, because resources will be used more efficiently when distributed among species with diverse ecological requirements and roles (Trenbeith 1975). At the same time, increased diversity in rooting depth profiles could allow for belowground C inputs over a larger fraction of the thawed soil profile and increased total root biomass production (Steinbeiss et al. 2008). Both of these hypotheses represent mechanistic pathways that would allow plant communities to mediate the effects of disturbance on above- and below-ground C storage. However, their relative importance appears to be ecosystem-specific, and relationships between functional diversity and disturbance effects have rarely been examined in natural systems or at regional or greater spatial scales (Conti and Díaz 2013).</text:p>
      <text:p text:style-name="P4"><text:tab/>Our objective was to determine whether functional diversity mediates the effects of lake <text:soft-page-break/>shrinking and wildfire on above- and belowground C storage in boreal Alaskan wetlands, using field data from a large-scale biodiversity survey combined with information on C storage in the Yukon Flats National Wildlife Refuge, a 3.5 million ha wetland complex. We sought to identify which of three components of functional diversity (functional composition, functional divergence, and idiosyncratic species) were most influential. To accomplish this objective, we follow a published framework (Díaz et al. 2007), in which the effects of environmental forces and functional diversity components on ecosystem properties are assessed in three steps: 1) separate models for each component, 2) a combined model to assess relative importance, and 3) an investigation of nonlinear and interactive effects (referred to as ‘discontinuous effects’ in the referenced paper). We add to that work by outlining a robust analytical approach for identifying non-linear and interactive relationships between functional diversity, disturbance, and above- and belowground C storage using a combination of machine learning algorithms and structural equation modeling.</text:p>
      <text:p text:style-name="P4"><text:tab/>We evaluated two general alternative hypotheses (Fig. 1A): Hypothesis 1) Disturbance directly alters the C sink strength of lake-margin wetlands through changes to the physical environment alone (i.e. the effects of plant diversity on C storage cannot be explained by intermediate changes in plant functional diversity). Mechanisms for these direct effects could include removal of C through combustion as well as changes to physical variables like soil moisture, which can influence rates of new biomass production, respiration, and decomposition. Hypothesis 2) Disturbance effects are mediated by changes in plant community structure and the distribution of functional characteristics (Fig. 1A). The concepts of disturbance and functional diversity were each represented by multiple variables in our analysis, which allowed us to assess the relative importance of functional composition and functional divergence as predictors of C storage, and simultaneously test whether apparent effects of lake shrinking on ecosystem properties could be explained by the association of shrinking trends with fire history (Fig. 1B).</text:p>
      <text:p text:style-name="P4"><text:tab/>We carried out this analysis in three lake-margin plant communities (Grass/Sedge, Deciduous <text:soft-page-break/>Shrub, and Upland Forest) that represent a gradient of increasing distance from the lake edge and were expected to reflect a gradient of increasing potential functional diversity. In terms of the overall relationship between disturbance and C storage, we predicted that lake shrinking would lead to increased AGB in near-shore Grass/Sedge (GS) communities, with similar but weaker effects in the Deciduous Shrub (SH) community, and no change in Upland Forest (F) biomass (Chapin et al. 2009). We also predicted that lake shrinking would result in increased decomposition and reduced near-surface soil C in the formerly saturated soils of the GS community, which occurred immediately adjacent to the water's edge (Chapin et al. 2011). These predictions derived from previous findings that productivity and decomposition rates show parabolic responses to moisture, and that decomposition tends to respond to changes in soil moisture more strongly than plant biomass production (Chapin et al. 2011). We predicted fire frequency to be correlated with functional divergence and composition (Jonsson and Wardle 2010), and to be negatively correlated with C storage in all community types (Grosse et al. 2011). For our functional diversity hypotheses, we predicted that the relative importance of functional diversity as a mediator of disturbance effects and the relative support for the niche complementarity hypothesis would both be highest in the F community, which had the most complex canopy structure and therefore the greatest potential for niche differentiation among plant species (Conti and Díaz 2013).</text:p>
      <text:p text:style-name="P1"><text:span text:style-name="T1"><text:tab/>As far as we know, our study is one of the first to examine the influence of functional diversity in natural systems at the landscape scale. We illustrate how accounting for plant community characteristics can improve our ability to predict the effects of climate-driven disturbance on ecosystem dynamics. We also provide insight into the mechanisms linking spatial patterns of C storage and wildlife habitat structure, which could be used to re-evaluate conservation and management priorities for Alaskan National Wildlife Refug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ay Patil</meta:initial-creator>
    <meta:creation-date>2015-10-04T18:31:04.139000000</meta:creation-date>
    <dc:date>2015-10-04T18:33:37.785000000</dc:date>
    <dc:creator>Vijay Patil</dc:creator>
    <meta:editing-duration>P0D</meta:editing-duration>
    <meta:editing-cycles>1</meta:editing-cycles>
    <meta:document-statistic meta:table-count="0" meta:image-count="0" meta:object-count="0" meta:page-count="5" meta:paragraph-count="12" meta:word-count="1709" meta:character-count="11522" meta:non-whitespace-character-count="9816"/>
    <meta:generator>LibreOffice/4.1.4.2$Windows_x86 LibreOffice_project/0a0440ccc0227ad9829de5f46be37cfb6edcf72</meta:generator>
  </office:meta>
</office:document-meta>
</file>